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1.44pt"/>
    </style:style>
    <style:style style:name="co2" style:family="table-column">
      <style:table-column-properties fo:break-before="auto" style:column-width="29.4pt"/>
    </style:style>
    <style:style style:name="co3" style:family="table-column">
      <style:table-column-properties fo:break-before="auto" style:column-width="46.0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17.44pt"/>
    </style:style>
    <style:style style:name="co6" style:family="table-column">
      <style:table-column-properties fo:break-before="auto" style:column-width="123.85pt"/>
    </style:style>
    <style:style style:name="co7" style:family="table-column">
      <style:table-column-properties fo:break-before="auto" style:column-width="126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January">
      <style:table-properties table:display="true" style:writing-mode="lr-tb"/>
    </style:style>
    <style:style style:name="ta2" style:family="table" style:master-page-name="PageStyle_5f_February">
      <style:table-properties table:display="true" style:writing-mode="lr-tb"/>
    </style:style>
    <style:style style:name="ta3" style:family="table" style:master-page-name="PageStyle_5f_March">
      <style:table-properties table:display="true" style:writing-mode="lr-tb"/>
    </style:style>
    <style:style style:name="ta4" style:family="table" style:master-page-name="PageStyle_5f_April">
      <style:table-properties table:display="true" style:writing-mode="lr-tb"/>
    </style:style>
    <style:style style:name="ta5" style:family="table" style:master-page-name="PageStyle_5f_May">
      <style:table-properties table:display="true" style:writing-mode="lr-tb"/>
    </style:style>
    <style:style style:name="ta6" style:family="table" style:master-page-name="PageStyle_5f_June">
      <style:table-properties table:display="true" style:writing-mode="lr-tb"/>
    </style:style>
    <style:style style:name="ta7" style:family="table" style:master-page-name="PageStyle_5f_July">
      <style:table-properties table:display="true" style:writing-mode="lr-tb"/>
    </style:style>
    <style:style style:name="ta8" style:family="table" style:master-page-name="PageStyle_5f_August">
      <style:table-properties table:display="true" style:writing-mode="lr-tb"/>
    </style:style>
    <style:style style:name="ta9" style:family="table" style:master-page-name="PageStyle_5f_September">
      <style:table-properties table:display="true" style:writing-mode="lr-tb"/>
    </style:style>
    <style:style style:name="ta10" style:family="table" style:master-page-name="PageStyle_5f_October">
      <style:table-properties table:display="true" style:writing-mode="lr-tb"/>
    </style:style>
    <style:style style:name="ta11" style:family="table" style:master-page-name="PageStyle_5f_November">
      <style:table-properties table:display="true" style:writing-mode="lr-tb"/>
    </style:style>
    <style:style style:name="ta12" style:family="table" style:master-page-name="PageStyle_5f_December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Janu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January</text:p>
          </table:table-cell>
          <table:table-cell table:style-name="ce1" office:value-type="float" office:value="2025" calcext:value-type="float">
            <text:p>2025</text:p>
          </table:table-cell>
          <table:table-cell table:style-name="ce1" office:value-type="string" calcext:value-type="string">
            <text:p>- Jane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bruary" table:style-name="ta2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default-cell-style-name="Default"/>
        <table:table-column table:style-name="co4" table:number-columns-repeated="993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0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February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1" table:number-columns-repeated="31"/>
          <table:table-cell table:number-columns-repeated="993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2"/>
          <table:table-cell table:number-columns-repeated="993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TOTAL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29"/>
          <table:table-cell table:style-name="ce2"/>
          <table:table-cell table:number-columns-repeated="993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29"/>
          <table:table-cell table:style-name="ce3"/>
          <table:table-cell table:number-columns-repeated="993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29"/>
          <table:table-cell table:style-name="ce6" table:formula="of:=SUM([.B11:.AD11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29"/>
          <table:table-cell table:style-name="ce6" table:formula="of:=SUM([.B12:.AD12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29"/>
          <table:table-cell table:style-name="ce6" table:formula="of:=SUM([.B13:.AD13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29"/>
          <table:table-cell table:style-name="ce6" table:formula="of:=SUM([.B14:.AD14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29"/>
          <table:table-cell table:style-name="ce6" table:formula="of:=SUM([.B15:.AD15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29"/>
          <table:table-cell table:style-name="ce6" table:formula="of:=SUM([.B16:.AD16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29"/>
          <table:table-cell table:style-name="ce7" table:formula="of:=SUM([.B17:.AD17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table:number-columns-repeated="29"/>
          <table:table-cell table:style-name="ce8" office:value-type="string" calcext:value-type="string">
            <text:p>TOTAL:</text:p>
          </table:table-cell>
          <table:table-cell table:style-name="ce6" table:formula="of:=SUM([.AE11:.AE17])" office:value-type="float" office:value="0" calcext:value-type="float">
            <text:p>0.0</text:p>
          </table:table-cell>
          <table:table-cell table:number-columns-repeated="993"/>
        </table:table-row>
        <table:table-row table:style-name="ro1">
          <table:table-cell table:style-name="ce1" table:number-columns-repeated="29"/>
          <table:table-cell table:style-name="ce8" office:value-type="string" calcext:value-type="string">
            <text:p>Difference:</text:p>
          </table:table-cell>
          <table:table-cell table:style-name="ce10" table:formula="of:=[.AE18]-160" office:value-type="float" office:value="-160" calcext:value-type="float">
            <text:p>-160.0 </text:p>
          </table:table-cell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ch" table:style-name="ta3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March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68" office:value-type="float" office:value="-168" calcext:value-type="float">
            <text:p>-168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pril" table:style-name="ta4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April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76" office:value-type="float" office:value="-176" calcext:value-type="float">
            <text:p>-176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y" table:style-name="ta5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May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76" office:value-type="float" office:value="-176" calcext:value-type="float">
            <text:p>-176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ne" table:style-name="ta6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June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68" office:value-type="float" office:value="-168" calcext:value-type="float">
            <text:p>-168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ly" table:style-name="ta7">
        <table:table-column table:style-name="co5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July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ugust" table:style-name="ta8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August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68" office:value-type="float" office:value="-168" calcext:value-type="float">
            <text:p>-168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eptember" table:style-name="ta9">
        <table:table-column table:style-name="co5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Septem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76" office:value-type="float" office:value="-176" calcext:value-type="float">
            <text:p>-176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ctober" table:style-name="ta10">
        <table:table-column table:style-name="co6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Octo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vember" table:style-name="ta11">
        <table:table-column table:style-name="co1" table:default-cell-style-name="Default"/>
        <table:table-column table:style-name="co2" table:number-columns-repeated="30" table:default-cell-style-name="Default"/>
        <table:table-column table:style-name="co3" table:default-cell-style-name="Default"/>
        <table:table-column table:style-name="co4" table:number-columns-repeated="992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1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Novem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7"/>
          <table:table-cell table:number-columns-repeated="992"/>
        </table:table-row>
        <table:table-row table:style-name="ro1">
          <table:table-cell table:style-name="ce1" table:number-columns-repeated="32"/>
          <table:table-cell table:number-columns-repeated="992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3"/>
          <table:table-cell table:number-columns-repeated="992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TOTAL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0"/>
          <table:table-cell table:style-name="ce2"/>
          <table:table-cell table:number-columns-repeated="992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0"/>
          <table:table-cell table:style-name="ce3"/>
          <table:table-cell table:number-columns-repeated="992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0"/>
          <table:table-cell table:style-name="ce6" table:formula="of:=SUM([.B11:.AE11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0"/>
          <table:table-cell table:style-name="ce6" table:formula="of:=SUM([.B12:.AE12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0"/>
          <table:table-cell table:style-name="ce6" table:formula="of:=SUM([.B13:.AE13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0"/>
          <table:table-cell table:style-name="ce6" table:formula="of:=SUM([.B14:.AE14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0"/>
          <table:table-cell table:style-name="ce6" table:formula="of:=SUM([.B15:.AE15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0"/>
          <table:table-cell table:style-name="ce6" table:formula="of:=SUM([.B16:.AE16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0"/>
          <table:table-cell table:style-name="ce7" table:formula="of:=SUM([.B17:.AE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TOTAL:</text:p>
          </table:table-cell>
          <table:table-cell table:style-name="ce6" table:formula="of:=SUM([.AF11:.AF17])" office:value-type="float" office:value="0" calcext:value-type="float">
            <text:p>0.0</text:p>
          </table:table-cell>
          <table:table-cell table:number-columns-repeated="992"/>
        </table:table-row>
        <table:table-row table:style-name="ro1">
          <table:table-cell table:style-name="ce1" table:number-columns-repeated="30"/>
          <table:table-cell table:style-name="ce8" office:value-type="string" calcext:value-type="string">
            <text:p>Difference:</text:p>
          </table:table-cell>
          <table:table-cell table:style-name="ce10" table:formula="of:=[.AF18]-160" office:value-type="float" office:value="-160" calcext:value-type="float">
            <text:p>-160.0 </text:p>
          </table:table-cell>
          <table:table-cell table:number-columns-repeated="992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ember" table:style-name="ta12">
        <table:table-column table:style-name="co7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column table:style-name="co4" table:number-columns-repeated="991" table:default-cell-style-name="Default"/>
        <table:table-row table:style-name="ro1">
          <table:table-cell table:style-name="ce1" office:value-type="string" calcext:value-type="string">
            <text:p>Dental Clinic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Dr. John Smith, DM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office:value-type="string" calcext:value-type="string">
            <text:p>123 Main Street, Springfield</text:p>
          </table:table-cell>
          <table:table-cell table:style-name="ce1" table:number-columns-repeated="32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Timesheet for December</text:p>
          </table:table-cell>
          <table:table-cell table:style-name="ce1" table:formula="of:=[$January.D5]" office:value-type="float" office:value="2025" calcext:value-type="float">
            <text:p>2025</text:p>
          </table:table-cell>
          <table:table-cell table:style-name="ce1" table:formula="of:=[$January.E5]" office:value-type="string" office:string-value="- Jane Smith" calcext:value-type="string">
            <text:p>- Jane Smith</text:p>
          </table:table-cell>
          <table:table-cell table:style-name="ce1" table:number-columns-repeated="28"/>
          <table:table-cell table:number-columns-repeated="991"/>
        </table:table-row>
        <table:table-row table:style-name="ro1">
          <table:table-cell table:style-name="ce1" table:number-columns-repeated="33"/>
          <table:table-cell table:number-columns-repeated="991"/>
        </table:table-row>
        <table:table-row table:style-name="ro1">
          <table:table-cell table:style-name="ce1" table:number-columns-repeated="18"/>
          <table:table-cell table:style-name="ce9"/>
          <table:table-cell table:style-name="ce1" table:number-columns-repeated="14"/>
          <table:table-cell table:number-columns-repeated="991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TOTAL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Start</text:p>
          </table:table-cell>
          <table:table-cell table:style-name="ce4" table:number-columns-repeated="31"/>
          <table:table-cell table:style-name="ce2"/>
          <table:table-cell table:number-columns-repeated="991"/>
        </table:table-row>
        <table:table-row table:style-name="ro1">
          <table:table-cell table:style-name="ce3" office:value-type="string" calcext:value-type="string">
            <text:p>End</text:p>
          </table:table-cell>
          <table:table-cell table:style-name="ce5" table:number-columns-repeated="31"/>
          <table:table-cell table:style-name="ce3"/>
          <table:table-cell table:number-columns-repeated="991"/>
        </table:table-row>
        <table:table-row table:style-name="ro1">
          <table:table-cell table:style-name="ce1" office:value-type="string" calcext:value-type="string">
            <text:p>Regular Work</text:p>
          </table:table-cell>
          <table:table-cell table:style-name="ce6" table:number-columns-repeated="31"/>
          <table:table-cell table:style-name="ce6" table:formula="of:=SUM([.B11:.AF11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Afternoon Shift</text:p>
          </table:table-cell>
          <table:table-cell table:style-name="ce6" table:number-columns-repeated="31"/>
          <table:table-cell table:style-name="ce6" table:formula="of:=SUM([.B12:.AF12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aturday</text:p>
          </table:table-cell>
          <table:table-cell table:style-name="ce6" table:number-columns-repeated="31"/>
          <table:table-cell table:style-name="ce6" table:formula="of:=SUM([.B13:.AF13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table:style-name="ce6" table:number-columns-repeated="31"/>
          <table:table-cell table:style-name="ce6" table:formula="of:=SUM([.B14:.AF14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lt;= 42days)</text:p>
          </table:table-cell>
          <table:table-cell table:style-name="ce6" table:number-columns-repeated="31"/>
          <table:table-cell table:style-name="ce6" table:formula="of:=SUM([.B15:.AF15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office:value-type="string" calcext:value-type="string">
            <text:p>Sick Leave (&gt; 42 days)</text:p>
          </table:table-cell>
          <table:table-cell table:style-name="ce6" table:number-columns-repeated="31"/>
          <table:table-cell table:style-name="ce6" table:formula="of:=SUM([.B16:.AF16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Vacation</text:p>
          </table:table-cell>
          <table:table-cell table:style-name="ce7" table:number-columns-repeated="31"/>
          <table:table-cell table:style-name="ce7" table:formula="of:=SUM([.B17:.AF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TOTAL:</text:p>
          </table:table-cell>
          <table:table-cell table:style-name="ce6" table:formula="of:=SUM([.AG11:.AG17])" office:value-type="float" office:value="0" calcext:value-type="float">
            <text:p>0.0</text:p>
          </table:table-cell>
          <table:table-cell table:number-columns-repeated="991"/>
        </table:table-row>
        <table:table-row table:style-name="ro1">
          <table:table-cell table:style-name="ce1" table:number-columns-repeated="31"/>
          <table:table-cell table:style-name="ce8" office:value-type="string" calcext:value-type="string">
            <text:p>Difference:</text:p>
          </table:table-cell>
          <table:table-cell table:style-name="ce10" table:formula="of:=[.AG18]-184" office:value-type="float" office:value="-184" calcext:value-type="float">
            <text:p>-184.0 </text:p>
          </table:table-cell>
          <table:table-cell table:number-columns-repeated="991"/>
        </table:table-row>
        <table:table-row table:style-name="ro2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  <number:text>.</number:text>
      <number:year number:style="long"/>
    </number:date-style>
    <number:time-style style:name="N126">
      <number:hours/>
      <number:text>:</number:text>
      <number:minutes number:style="long"/>
    </number:time-style>
    <number:number-style style:name="N127">
      <number:number number:decimal-places="1" loext:min-decimal-places="1" number:min-integer-digits="1" number:grouping="true"/>
    </number:number-style>
    <number:number-style style:name="N128P0" style:volatile="true">
      <number:number number:decimal-places="1" loext:min-decimal-places="1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1" loext:min-decimal-places="1" number:min-integer-digits="1" number:grouping="true"/>
      <number:text> </number:text>
      <style:map style:condition="value()&gt;=0" style:apply-style-name="N128P0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January" style:display-name="PageStyle_Jan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ruary" style:display-name="PageStyle_Febru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ch" style:display-name="PageStyle_M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il" style:display-name="PageStyle_Apr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" style:display-name="PageStyle_Ma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ne" style:display-name="PageStyle_Ju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y" style:display-name="PageStyle_Ju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ust" style:display-name="PageStyle_Augu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tember" style:display-name="PageStyle_Sept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ober" style:display-name="PageStyle_Octo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ember" style:display-name="PageStyle_Nove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ember" style:display-name="PageStyle_Decemb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2" meta:cell-count="690" meta:object-count="0"/>
    <meta:generator>LibreOfficeDev/6.0.5.2$Linux_X86_64 LibreOffice_project/</meta:generator>
  </office:meta>
</office:document-meta>
</file>